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3500000BB800001908B53A43FBADE749B3.wmf" manifest:media-type="image/x-wmf"/>
  <manifest:file-entry manifest:full-path="Pictures/200000C60000138E0000083CE52552DECE13B6F4.wmf" manifest:media-type="image/x-wmf"/>
  <manifest:file-entry manifest:full-path="Pictures/2000003500000BB80000190ECF401C92222D388B.wmf" manifest:media-type="image/x-wmf"/>
  <manifest:file-entry manifest:full-path="Pictures/10000201000004B000000320D9F3E86B5C4AB89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0.049cm"/>
    </style:style>
    <style:style style:name="gr6" style:family="graphic" style:parent-style-name="standard">
      <style:graphic-properties svg:stroke-opacity="0%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T1" style:family="text">
      <style:text-properties fo:color="#000000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1cm" svg:x="4.375cm" svg:y="3.524cm">
          <draw:image xlink:href="Pictures/10000201000004B000000320D9F3E86B5C4AB89D.png" xlink:type="simple" xlink:show="embed" xlink:actuate="onLoad">
            <text:p/>
          </draw:image>
        </draw:frame>
        <draw:path draw:style-name="gr2" draw:text-style-name="P2" draw:layer="layout" svg:width="15.653cm" svg:height="1.199cm" draw:transform="skewX (9.91241730581228E-017) rotate (2.14413698607503) translate (21.8915772755973cm 17.6511303053003cm)" svg:viewBox="0 0 15654 1200" svg:d="M0 1200c9403 1 15654-1200 15654-1200">
          <text:p/>
        </draw:path>
        <draw:frame draw:style-name="gr3" draw:text-style-name="P2" draw:layer="layout" svg:width="0.654cm" svg:height="1.4cm" svg:x="23.5cm" svg:y="15.7cm">
          <draw:image xlink:href="Pictures/2000003500000BB80000190ECF401C92222D388B.wmf" xlink:type="simple" xlink:show="embed" xlink:actuate="onLoad">
            <text:p/>
          </draw:image>
        </draw:frame>
        <draw:frame draw:style-name="gr3" draw:text-style-name="P2" draw:layer="layout" svg:width="0.654cm" svg:height="1.4cm" svg:x="20.4cm" svg:y="14.7cm">
          <draw:image xlink:href="Pictures/2000003500000BB80000190ECF401C92222D388B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966912405604858) translate (17.888cm 10.977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54) rotate (2.17415664920934) translate (19.862cm 11.325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11) rotate (-0.930435024238177) translate (17.116cm 9.994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6.368cm 9.083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5.639cm 8.2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4.839cm 7.3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4.039cm 6.4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3.239cm 5.5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2.446cm 4.59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5cm" draw:transform="skewX (0.00610865238198021) rotate (-0.851895207898433) translate (11.667cm 3.713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54) rotate (2.17415664920934) translate (19.2cm 10.324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54) rotate (2.17415664920934) translate (18.525cm 9.384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54) rotate (2.17415664920934) translate (17.844cm 8.406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54) rotate (2.17415664920934) translate (17.2cm 7.5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65) rotate (2.25636165697827) translate (16.506cm 6.586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65) rotate (2.25636165697827) translate (15.723cm 5.699cm)">
          <draw:image xlink:href="Pictures/200000C60000138E0000083CE52552DECE13B6F4.wmf" xlink:type="simple" xlink:show="embed" xlink:actuate="onLoad">
            <text:p/>
          </draw:image>
        </draw:frame>
        <draw:frame draw:style-name="gr4" draw:text-style-name="P2" draw:layer="layout" svg:width="1.156cm" svg:height="0.484cm" draw:transform="skewX (0.00628318530717954) rotate (2.33175988066442) translate (14.977cm 4.785cm)">
          <draw:image xlink:href="Pictures/200000C60000138E0000083CE52552DECE13B6F4.wmf" xlink:type="simple" xlink:show="embed" xlink:actuate="onLoad">
            <text:p/>
          </draw:image>
        </draw:frame>
        <draw:frame draw:style-name="gr1" draw:text-style-name="P1" draw:layer="layout" svg:width="0.65cm" svg:height="1.4cm" svg:x="17.95cm" svg:y="11.3cm">
          <draw:image xlink:href="Pictures/2000003500000BB800001908B53A43FBADE749B3.wmf" xlink:type="simple" xlink:show="embed" xlink:actuate="onLoad">
            <text:p/>
          </draw:image>
        </draw:frame>
        <draw:frame draw:style-name="gr1" draw:text-style-name="P1" draw:layer="layout" svg:width="0.65cm" svg:height="1.4cm" svg:x="19.85cm" svg:y="10.3cm">
          <draw:image xlink:href="Pictures/2000003500000BB800001908B53A43FBADE749B3.wmf" xlink:type="simple" xlink:show="embed" xlink:actuate="onLoad">
            <text:p/>
          </draw:image>
        </draw:frame>
        <draw:frame draw:style-name="gr5" draw:text-style-name="P4" draw:layer="layout" svg:width="3.2cm" svg:height="1.987cm" svg:x="21.136cm" svg:y="12.334cm">
          <draw:text-box>
            <text:p text:style-name="P3"><text:span text:style-name="T1">Freie Strasse</text:span></text:p>
          </draw:text-box>
        </draw:frame>
        <draw:polygon draw:style-name="gr6" draw:text-style-name="P5" draw:layer="layout" svg:width="3.899cm" svg:height="2.399cm" svg:x="10.1cm" svg:y="15cm" svg:viewBox="0 0 3900 2400" draw:points="200,2400 1200,2400 3900,800 3600,0 0,2200">
          <text:p/>
        </draw:polygon>
        <draw:frame draw:style-name="gr7" draw:text-style-name="P7" draw:layer="layout" svg:width="5.012cm" svg:height="1.119cm" svg:x="10.788cm" svg:y="16cm">
          <draw:text-box>
            <text:p text:style-name="P6"><text:span text:style-name="T1">Rüdenga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22:36.615938316</meta:creation-date>
    <dc:date>2018-09-24T07:16:22.718519468</dc:date>
    <meta:editing-duration>P2DT12H53M48S</meta:editing-duration>
    <meta:editing-cycles>2</meta:editing-cycles>
    <meta:generator>LibreOffice/5.4.5.1$MacOSX_X86_64 LibreOffice_project/79c9829dd5d8054ec39a82dc51cd9eff340dbee8</meta:generator>
    <meta:document-statistic meta:object-count="26"/>
  </office:meta>
</office:document-meta>
</file>